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70"/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" office:value-type="date" office:date-value="1930-07-13T15:00:00" calcext:value-type="date">
            <text:p>13/07/30 15:00</text:p>
          </table:table-cell>
          <table:table-cell table:style-name="ce2" office:value-type="string" calcext:value-type="string">
            <text:p>Lucien Laure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cel Langill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 Maschino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an Carreñ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 Maschino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" office:value-type="date" office:date-value="1930-07-15T17:00:00" calcext:value-type="date">
            <text:p>15/07/30 17:00</text:p>
          </table:table-cell>
          <table:table-cell office:value-type="string" calcext:value-type="string">
            <text:p>Luis Monti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gent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17:40:20.533000000</meta:creation-date>
    <dc:date>2023-10-29T16:30:03.450000000</dc:date>
    <meta:editing-duration>PT22H49M43S</meta:editing-duration>
    <meta:editing-cycles>1</meta:editing-cycles>
    <meta:document-statistic meta:table-count="1" meta:cell-count="27" meta:object-count="0"/>
    <meta:generator>LibreOffice/7.5.4.2$Windows_X86_64 LibreOffice_project/36ccfdc35048b057fd9854c757a8b67ec53977b6</meta:generator>
  </office:meta>
</office:document-meta>
</file>